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Item" style:family="table">
      <style:table-properties style:width="6.9271in" fo:margin-left="0in" table:align="left"/>
    </style:style>
    <style:style style:name="TableItem.A" style:family="table-column">
      <style:table-column-properties style:column-width="0.3125in"/>
    </style:style>
    <style:style style:name="TableItem.B" style:family="table-column">
      <style:table-column-properties style:column-width="2.25in"/>
    </style:style>
    <style:style style:name="TableItem.C" style:family="table-column">
      <style:table-column-properties style:column-width="0.8125in"/>
    </style:style>
    <style:style style:name="TableItem.D" style:family="table-column">
      <style:table-column-properties style:column-width="2.5in"/>
    </style:style>
    <style:style style:name="TableItem.E" style:family="table-column">
      <style:table-column-properties style:column-width="1.0521in"/>
    </style:style>
    <style:style style:name="TableItem.A1" style:family="table-cell">
      <style:table-cell-properties fo:background-color="#eeeeee" fo:padding="0.0382in" fo:border-left="0.75pt solid #999999" fo:border-right="none" fo:border-top="0.75pt solid #999999" fo:border-bottom="0.75pt solid #999999">
        <style:background-image/>
      </style:table-cell-properties>
    </style:style>
    <style:style style:name="TableItem.E1" style:family="table-cell">
      <style:table-cell-properties fo:background-color="#eeeeee" fo:padding="0.0382in" fo:border="0.75pt solid #999999">
        <style:background-image/>
      </style:table-cell-properties>
    </style:style>
    <style:style style:name="TableItem.A2" style:family="table-cell">
      <style:table-cell-properties fo:padding="0.0382in" fo:border-left="0.75pt solid #999999" fo:border-right="none" fo:border-top="none" fo:border-bottom="0.75pt solid #999999"/>
    </style:style>
    <style:style style:name="TableItem.B2" style:family="table-cell">
      <style:table-cell-properties fo:padding="0.0382in" fo:border-left="0.75pt solid #999999" fo:border-right="none" fo:border-top="none" fo:border-bottom="0.75pt solid #999999"/>
    </style:style>
    <style:style style:name="TableItem.C2" style:family="table-cell">
      <style:table-cell-properties fo:padding="0.0382in" fo:border-left="0.75pt solid #999999" fo:border-right="none" fo:border-top="none" fo:border-bottom="0.75pt solid #999999"/>
    </style:style>
    <style:style style:name="TableItem.D2" style:family="table-cell">
      <style:table-cell-properties fo:padding="0.0382in" fo:border-left="0.75pt solid #999999" fo:border-right="none" fo:border-top="none" fo:border-bottom="0.75pt solid #999999"/>
    </style:style>
    <style:style style:name="TableItem.E2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3" style:family="table-cell">
      <style:table-cell-properties fo:padding="0.0382in" fo:border-left="0.75pt solid #999999" fo:border-right="none" fo:border-top="none" fo:border-bottom="0.75pt solid #999999"/>
    </style:style>
    <style:style style:name="TableItem.B3" style:family="table-cell">
      <style:table-cell-properties fo:padding="0.0382in" fo:border-left="0.75pt solid #999999" fo:border-right="none" fo:border-top="none" fo:border-bottom="0.75pt solid #999999"/>
    </style:style>
    <style:style style:name="TableItem.C3" style:family="table-cell">
      <style:table-cell-properties fo:padding="0.0382in" fo:border-left="0.75pt solid #999999" fo:border-right="none" fo:border-top="none" fo:border-bottom="0.75pt solid #999999"/>
    </style:style>
    <style:style style:name="TableItem.D3" style:family="table-cell">
      <style:table-cell-properties fo:padding="0.0382in" fo:border-left="0.75pt solid #999999" fo:border-right="none" fo:border-top="none" fo:border-bottom="0.75pt solid #999999"/>
    </style:style>
    <style:style style:name="TableItem.E3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4" style:family="table-cell">
      <style:table-cell-properties fo:padding="0.0382in" fo:border-left="0.75pt solid #999999" fo:border-right="none" fo:border-top="none" fo:border-bottom="0.75pt solid #999999"/>
    </style:style>
    <style:style style:name="TableItem.B4" style:family="table-cell">
      <style:table-cell-properties fo:padding="0.0382in" fo:border-left="0.75pt solid #999999" fo:border-right="none" fo:border-top="none" fo:border-bottom="0.75pt solid #999999"/>
    </style:style>
    <style:style style:name="TableItem.C4" style:family="table-cell">
      <style:table-cell-properties fo:padding="0.0382in" fo:border-left="0.75pt solid #999999" fo:border-right="none" fo:border-top="none" fo:border-bottom="0.75pt solid #999999"/>
    </style:style>
    <style:style style:name="TableItem.D4" style:family="table-cell">
      <style:table-cell-properties fo:padding="0.0382in" fo:border-left="0.75pt solid #999999" fo:border-right="none" fo:border-top="none" fo:border-bottom="0.75pt solid #999999"/>
    </style:style>
    <style:style style:name="TableItem.E4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5" style:family="table-cell">
      <style:table-cell-properties fo:padding="0.0382in" fo:border-left="0.75pt solid #999999" fo:border-right="none" fo:border-top="none" fo:border-bottom="0.75pt solid #999999"/>
    </style:style>
    <style:style style:name="TableItem.B5" style:family="table-cell">
      <style:table-cell-properties fo:padding="0.0382in" fo:border-left="0.75pt solid #999999" fo:border-right="none" fo:border-top="none" fo:border-bottom="0.75pt solid #999999"/>
    </style:style>
    <style:style style:name="TableItem.C5" style:family="table-cell">
      <style:table-cell-properties fo:padding="0.0382in" fo:border-left="0.75pt solid #999999" fo:border-right="none" fo:border-top="none" fo:border-bottom="0.75pt solid #999999"/>
    </style:style>
    <style:style style:name="TableItem.D5" style:family="table-cell">
      <style:table-cell-properties fo:padding="0.0382in" fo:border-left="0.75pt solid #999999" fo:border-right="none" fo:border-top="none" fo:border-bottom="0.75pt solid #999999"/>
    </style:style>
    <style:style style:name="TableItem.E5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6" style:family="table-cell">
      <style:table-cell-properties fo:padding="0.0382in" fo:border-left="0.75pt solid #999999" fo:border-right="none" fo:border-top="none" fo:border-bottom="0.75pt solid #999999"/>
    </style:style>
    <style:style style:name="TableItem.B6" style:family="table-cell">
      <style:table-cell-properties fo:padding="0.0382in" fo:border-left="0.75pt solid #999999" fo:border-right="none" fo:border-top="none" fo:border-bottom="0.75pt solid #999999"/>
    </style:style>
    <style:style style:name="TableItem.C6" style:family="table-cell">
      <style:table-cell-properties fo:padding="0.0382in" fo:border-left="0.75pt solid #999999" fo:border-right="none" fo:border-top="none" fo:border-bottom="0.75pt solid #999999"/>
    </style:style>
    <style:style style:name="TableItem.D6" style:family="table-cell">
      <style:table-cell-properties fo:padding="0.0382in" fo:border-left="0.75pt solid #999999" fo:border-right="none" fo:border-top="none" fo:border-bottom="0.75pt solid #999999"/>
    </style:style>
    <style:style style:name="TableItem.E6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7" style:family="table-cell">
      <style:table-cell-properties fo:padding="0.0382in" fo:border-left="0.75pt solid #999999" fo:border-right="none" fo:border-top="none" fo:border-bottom="0.75pt solid #999999"/>
    </style:style>
    <style:style style:name="TableItem.B7" style:family="table-cell">
      <style:table-cell-properties fo:padding="0.0382in" fo:border-left="0.75pt solid #999999" fo:border-right="none" fo:border-top="none" fo:border-bottom="0.75pt solid #999999"/>
    </style:style>
    <style:style style:name="TableItem.C7" style:family="table-cell">
      <style:table-cell-properties fo:padding="0.0382in" fo:border-left="0.75pt solid #999999" fo:border-right="none" fo:border-top="none" fo:border-bottom="0.75pt solid #999999"/>
    </style:style>
    <style:style style:name="TableItem.D7" style:family="table-cell">
      <style:table-cell-properties fo:padding="0.0382in" fo:border-left="0.75pt solid #999999" fo:border-right="none" fo:border-top="none" fo:border-bottom="0.75pt solid #999999"/>
    </style:style>
    <style:style style:name="TableItem.E7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8" style:family="table-cell">
      <style:table-cell-properties fo:padding="0.0382in" fo:border-left="0.75pt solid #999999" fo:border-right="none" fo:border-top="none" fo:border-bottom="0.75pt solid #999999"/>
    </style:style>
    <style:style style:name="TableItem.B8" style:family="table-cell">
      <style:table-cell-properties fo:padding="0.0382in" fo:border-left="0.75pt solid #999999" fo:border-right="none" fo:border-top="none" fo:border-bottom="0.75pt solid #999999"/>
    </style:style>
    <style:style style:name="TableItem.C8" style:family="table-cell">
      <style:table-cell-properties fo:padding="0.0382in" fo:border-left="0.75pt solid #999999" fo:border-right="none" fo:border-top="none" fo:border-bottom="0.75pt solid #999999"/>
    </style:style>
    <style:style style:name="TableItem.D8" style:family="table-cell">
      <style:table-cell-properties fo:padding="0.0382in" fo:border-left="0.75pt solid #999999" fo:border-right="none" fo:border-top="none" fo:border-bottom="0.75pt solid #999999"/>
    </style:style>
    <style:style style:name="TableItem.E8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9" style:family="table-cell">
      <style:table-cell-properties fo:padding="0.0382in" fo:border-left="0.75pt solid #999999" fo:border-right="none" fo:border-top="none" fo:border-bottom="0.75pt solid #999999"/>
    </style:style>
    <style:style style:name="TableItem.B9" style:family="table-cell">
      <style:table-cell-properties fo:padding="0.0382in" fo:border-left="0.75pt solid #999999" fo:border-right="none" fo:border-top="none" fo:border-bottom="0.75pt solid #999999"/>
    </style:style>
    <style:style style:name="TableItem.C9" style:family="table-cell">
      <style:table-cell-properties fo:padding="0.0382in" fo:border-left="0.75pt solid #999999" fo:border-right="none" fo:border-top="none" fo:border-bottom="0.75pt solid #999999"/>
    </style:style>
    <style:style style:name="TableItem.D9" style:family="table-cell">
      <style:table-cell-properties fo:padding="0.0382in" fo:border-left="0.75pt solid #999999" fo:border-right="none" fo:border-top="none" fo:border-bottom="0.75pt solid #999999"/>
    </style:style>
    <style:style style:name="TableItem.E9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10" style:family="table-cell">
      <style:table-cell-properties fo:padding="0.0382in" fo:border-left="0.75pt solid #999999" fo:border-right="none" fo:border-top="none" fo:border-bottom="0.75pt solid #999999"/>
    </style:style>
    <style:style style:name="TableItem.B10" style:family="table-cell">
      <style:table-cell-properties fo:padding="0.0382in" fo:border-left="0.75pt solid #999999" fo:border-right="none" fo:border-top="none" fo:border-bottom="0.75pt solid #999999"/>
    </style:style>
    <style:style style:name="TableItem.C10" style:family="table-cell">
      <style:table-cell-properties fo:padding="0.0382in" fo:border-left="0.75pt solid #999999" fo:border-right="none" fo:border-top="none" fo:border-bottom="0.75pt solid #999999"/>
    </style:style>
    <style:style style:name="TableItem.D10" style:family="table-cell">
      <style:table-cell-properties fo:padding="0.0382in" fo:border-left="0.75pt solid #999999" fo:border-right="none" fo:border-top="none" fo:border-bottom="0.75pt solid #999999"/>
    </style:style>
    <style:style style:name="TableItem.E10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11" style:family="table-cell">
      <style:table-cell-properties fo:padding="0.0382in" fo:border-left="0.75pt solid #999999" fo:border-right="none" fo:border-top="none" fo:border-bottom="0.75pt solid #999999"/>
    </style:style>
    <style:style style:name="TableItem.B11" style:family="table-cell">
      <style:table-cell-properties fo:padding="0.0382in" fo:border-left="0.75pt solid #999999" fo:border-right="none" fo:border-top="none" fo:border-bottom="0.75pt solid #999999"/>
    </style:style>
    <style:style style:name="TableItem.C11" style:family="table-cell">
      <style:table-cell-properties fo:padding="0.0382in" fo:border-left="0.75pt solid #999999" fo:border-right="none" fo:border-top="none" fo:border-bottom="0.75pt solid #999999"/>
    </style:style>
    <style:style style:name="TableItem.D11" style:family="table-cell">
      <style:table-cell-properties fo:padding="0.0382in" fo:border-left="0.75pt solid #999999" fo:border-right="none" fo:border-top="none" fo:border-bottom="0.75pt solid #999999"/>
    </style:style>
    <style:style style:name="TableItem.E11" style:family="table-cell">
      <style:table-cell-properties fo:padding="0.0382in" fo:border-left="0.75pt solid #999999" fo:border-right="0.75pt solid #999999" fo:border-top="none" fo:border-bottom="0.75pt solid #999999"/>
    </style:style>
    <style:style style:name="P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351ba9" officeooo:paragraph-rsid="00351ba9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351ba9" officeooo:paragraph-rsid="00351ba9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0pt" officeooo:rsid="001488e1" officeooo:paragraph-rsid="00289132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0pt" officeooo:rsid="001488e1" officeooo:paragraph-rsid="00289132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0pt" officeooo:rsid="00351ba9" officeooo:paragraph-rsid="00351ba9" style:font-size-asian="10pt" style:font-size-complex="10pt"/>
    </style:style>
    <style:style style:name="P7" style:family="paragraph" style:parent-style-name="Horizontal_20_Line">
      <style:text-properties style:font-name="Calibri" officeooo:paragraph-rsid="00351ba9"/>
    </style:style>
    <style:style style:name="P8" style:family="paragraph" style:parent-style-name="Standard">
      <style:text-properties style:font-name="Calibri" fo:font-size="11pt" officeooo:paragraph-rsid="001488e1" style:font-size-asian="11pt" style:font-size-complex="11pt"/>
    </style:style>
    <style:style style:name="P9" style:family="paragraph" style:parent-style-name="Text_20_body">
      <style:text-properties style:font-name="Calibri" fo:font-size="11pt" officeooo:paragraph-rsid="00351ba9" style:font-size-asian="11pt" style:font-size-complex="11pt"/>
    </style:style>
    <style:style style:name="P10" style:family="paragraph" style:parent-style-name="Text_20_body">
      <style:paragraph-properties fo:text-align="end" style:justify-single-word="false"/>
      <style:text-properties style:font-name="Calibri" fo:font-size="11pt" officeooo:paragraph-rsid="00351ba9" style:font-size-asian="11pt" style:font-size-complex="11pt"/>
    </style:style>
    <style:style style:name="P11" style:family="paragraph" style:parent-style-name="Text_20_body">
      <style:text-properties style:font-name="Calibri" fo:font-size="11pt" fo:font-weight="bold" officeooo:paragraph-rsid="00351ba9" style:font-size-asian="11pt" style:font-weight-asian="bold" style:font-size-complex="11pt" style:font-weight-complex="bold"/>
    </style:style>
    <style:style style:name="P12" style:family="paragraph" style:parent-style-name="Title">
      <style:text-properties style:font-name="Calibri" officeooo:rsid="00351ba9" officeooo:paragraph-rsid="00351ba9"/>
    </style:style>
    <style:style style:name="P13" style:family="paragraph" style:parent-style-name="Standard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351ba9" style:text-blinking="false" fo:background-color="transparent" style:font-size-asian="11pt" style:font-size-complex="11pt"/>
    </style:style>
    <style:style style:name="P14" style:family="paragraph" style:parent-style-name="Text_20_body" style:list-style-name="L1">
      <style:text-properties style:font-name="Calibri" fo:font-size="11pt" officeooo:rsid="0024aad7" officeooo:paragraph-rsid="00351ba9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1ba9" style:font-weight-asian="bold" style:font-weight-complex="bold"/>
    </style:style>
    <style:style style:name="T3" style:family="text">
      <style:text-properties officeooo:rsid="00351ba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letterdate"/>
        <text:variable-decl office:value-type="string" text:name="seq"/>
        <text:variable-decl office:value-type="string" text:name="name"/>
        <text:variable-decl office:value-type="string" text:name="designation"/>
        <text:variable-decl office:value-type="string" text:name="employmenttype"/>
        <text:variable-decl office:value-type="string" text:name="reason"/>
        <text:variable-decl office:value-type="string" text:name="effectivefrom"/>
        <text:variable-decl office:value-type="string" text:name="signatory"/>
        <text:variable-decl office:value-type="string" text:name="uni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10"><text:bookmark text:name="docs-internal-guid-199e2b3a-7fff-1399-28f1-465b70f8d33a"/><text:span text:style-name="T1">Date</text:span>: <text:variable-set text:name="letterdate" office:value-type="string">letterdate</text:variable-set></text:p>
      <text:p text:style-name="P10"><text:span text:style-name="T1">Reference</text:span>: SECL/OP/HR/<text:span text:style-name="T3">CC</text:span>/<text:variable-set text:name="seq" office:value-type="string">seq</text:variable-set></text:p>
      <text:p text:style-name="P12">Clearance Certificate</text:p>
      <text:p text:style-name="P7"/>
      <text:p text:style-name="P9"><text:span text:style-name="T1">Subject</text:span><text:tab/><text:tab/>: <text:s/><text:span text:style-name="T2">Clearance Certificate</text:span></text:p>
      <text:p text:style-name="P11"/>
      <text:p text:style-name="P9">This is to inform you all that <text:variable-set text:name="name" office:value-type="string">name</text:variable-set>, <text:variable-set text:name="designation" office:value-type="string">designation</text:variable-set><text:s/>(<text:variable-set text:name="employmenttype" office:value-type="string">employmenttype</text:variable-set>), under <text:variable-set text:name="unit" office:value-type="string">unit</text:variable-set><text:s/>unit of Spectrum Engineering Consortium (Pvt.) Ltd. <text:variable-set text:name="reason" office:value-type="string">reason</text:variable-set><text:s/>with effect from <text:variable-set text:name="effectivefrom" office:value-type="string">effectivefrom</text:variable-set>.</text:p>
      <text:p text:style-name="P9"/>
      <text:p text:style-name="P9">As a part of smooth fulfillment of his separation and final Settlement process and proper handing over and taking over of charges, due clearance is required as per Clearance Schedule presented below: </text:p>
      <text:p text:style-name="P8"/>
      <table:table table:name="TableItem" table:style-name="TableItem">
        <table:table-column table:style-name="TableItem.A"/>
        <table:table-column table:style-name="TableItem.B"/>
        <table:table-column table:style-name="TableItem.C"/>
        <table:table-column table:style-name="TableItem.D"/>
        <table:table-column table:style-name="TableItem.E"/>
        <table:table-row table:style-name="TableLine2648920542288">
          <table:table-cell table:style-name="TableItem.A1" office:value-type="string">
            <text:p text:style-name="P1">#</text:p>
          </table:table-cell>
          <table:table-cell table:style-name="TableItem.A1" office:value-type="string">
            <text:p text:style-name="P1">Name and Designation</text:p>
          </table:table-cell>
          <table:table-cell table:style-name="TableItem.A1" office:value-type="string">
            <text:p text:style-name="P2">Outstanding (Yes/No)</text:p>
          </table:table-cell>
          <table:table-cell table:style-name="TableItem.A1" office:value-type="string">
            <text:p text:style-name="P2">Remarks</text:p>
          </table:table-cell>
          <table:table-cell table:style-name="TableItem.E1" office:value-type="string">
            <text:p text:style-name="P2">Signature</text:p>
          </table:table-cell>
        </table:table-row>
        <table:table-row table:style-name="TableLine2648920548048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648920534224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648920531056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648920545744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648920530480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648920536816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648920541424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648920535088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648920543440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648920533360">
          <table:table-cell table:style-name="TableItem.A11" office:value-type="string">
            <text:p text:style-name="P6"/>
          </table:table-cell>
          <table:table-cell table:style-name="TableItem.B11" office:value-type="string">
            <text:p text:style-name="P4"/>
          </table:table-cell>
          <table:table-cell table:style-name="TableItem.C11" office:value-type="string">
            <text:p text:style-name="P5"/>
          </table:table-cell>
          <table:table-cell table:style-name="TableItem.D11" office:value-type="string">
            <text:p text:style-name="P4"/>
          </table:table-cell>
          <table:table-cell table:style-name="TableItem.E11" office:value-type="string">
            <text:p text:style-name="P5"/>
          </table:table-cell>
        </table:table-row>
      </table:table>
      <text:p text:style-name="P8"/>
      <text:p text:style-name="P8">For Spectrum Engineering Consortium (Pvt.) Ltd.</text:p>
      <text:p text:style-name="P8"/>
      <text:p text:style-name="P8"/>
      <text:p text:style-name="P8"/>
      <text:p text:style-name="P8"/>
      <text:p text:style-name="P13">________________________</text:p>
      <text:p text:style-name="P9"><text:variable-set text:name="signatory" office:value-type="string">signatory</text:variable-set></text:p>
      <text:p text:style-name="P9"/>
      <text:p text:style-name="P9">Copy:</text:p>
      <text:list xml:id="list1229397737" text:style-name="L1">
        <text:list-item>
          <text:p text:style-name="P14">Finance and Accounts unit</text:p>
        </text:list-item>
        <text:list-item>
          <text:p text:style-name="P14">HR uni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Title" style:family="paragraph" style:parent-style-name="Heading" style:next-style-name="Text_20_body" style:class="chapter">
      <style:paragraph-properties fo:margin-top="0.1201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6T15:59:21.457000000</dc:date>
    <meta:editing-duration>PT1H50M56S</meta:editing-duration>
    <meta:editing-cycles>31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17" meta:word-count="91" meta:character-count="644" meta:non-whitespace-character-count="569"/>
  </office:meta>
</office:document-meta>
</file>